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rebuchet MS" svg:font-family="'Trebuchet MS'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/>
    <style:style style:name="P6" style:family="paragraph" style:parent-style-name="Standard" style:list-style-name="L2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ara hacer el juego genteguada, necesitábamos un sistema de eventos distribuidos, y de rpc (<text:span text:style-name="T1">Remote Procedure Call</text:span>), <text:s/>para conseguir la comunicación entre los clientes o vistas, y el servidor o modelo. <text:s/>Simplificando el funcionamiento que necesitamos es el siguiente:</text:p>
      <text:p text:style-name="Standard"/>
      <text:list text:style-name="L2">
        <text:list-item>
          <text:p text:style-name="P4">La vista se registra a eventos en el modelo</text:p>
        </text:list-item>
        <text:list-item>
          <text:p text:style-name="P4">La vista ejecuta <text:s/>métodos del modelo a través del RPC,</text:p>
        </text:list-item>
        <text:list-item>
          <text:p text:style-name="P4">Ese método puede disparar eventos, que les llegaran a las vistas que estén registradas a ese evento.</text:p>
        </text:list-item>
      </text:list>
      <text:p text:style-name="Standard"/>
      <text:p text:style-name="Standard"><text:tab/>Despues de investigar varias librerias, decidimos crearnos nosotros una que unicamente cumpliera con la funcionalidad necesaria para nosotros, ya que todas las demas abarcaban en exceso y no nos permitian adecuarlas a nuestros requisitos. De aquí nace nuestra librería, que la hemos llamado dMVC (distributed model view controller)</text:p>
      <text:p text:style-name="Standard"/>
      <text:p text:style-name="Standard">dMVC : es una librería de python creada para el juego genteguada que implementa el patrón MVC (Modelo Vista Controlador) de forma distribuida. Características de la librería.</text:p>
      <text:p text:style-name="Standard"/>
      <text:list text:style-name="L1">
        <text:list-item>
          <text:p text:style-name="P1">Disponemos de un Modelo, en el cual se pueden registrar eventos, y al ejecutar métodos del modelo, estos pueden disparar eventos.</text:p>
        </text:list-item>
        <text:list-item>
          <text:p text:style-name="P1">El Modelo lo podemos usar tanto de manera remota, como local, y su funcionamiento será el mismo.</text:p>
        </text:list-item>
        <text:list-item>
          <text:p text:style-name="P1">En caso de usar el modelo de forma remota, es decir existiendo un servidor donde este el modelo y un cliente donde este la vista, los objetos clientes utilizaran métodos del servidor a través de un rpc.</text:p>
        </text:list-item>
      </text:list>
      <text:p text:style-name="Standard"/>
      <text:p text:style-name="Standard"><text:tab/>Todavía la librería esta en desarrollo, nos falta hacer mas robusto el server, pero es una primera versión, mas adelante, desarrollaremos un manual de uso, y se completara la documentación. </text:p>
      <text:p text:style-name="Standard"/>
      <text:p text:style-name="Standard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rebuchet MS" svg:font-family="'Trebuchet MS'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es" fo:country="E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fo:font-size="12pt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size="12pt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4-16T10:35:33</meta:creation-date>
    <dc:date>2008-04-16T11:05:30</dc:date>
    <meta:editing-cycles>1</meta:editing-cycles>
    <meta:editing-duration>PT1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254" meta:character-count="1588"/>
  </office:meta>
</office:document-meta>
</file>